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center" draw:textarea-vertical-align="middle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4" style:family="graphic" style:parent-style-name="standard">
      <style:graphic-properties draw:fill="none" draw:fill-color="#ffff99" draw:textarea-horizontal-align="center" draw:textarea-vertical-align="middle" fo:wrap-option="wrap"/>
    </style:style>
    <style:style style:name="gr5" style:family="graphic" style:parent-style-name="standard">
      <style:graphic-properties draw:fill="none" draw:fill-color="#ffff99" draw:textarea-horizontal-align="center" draw:textarea-vertical-align="top" fo:wrap-option="wrap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ffffff" draw:textarea-horizontal-align="center" draw:textarea-vertical-align="middle" fo:wrap-option="wrap"/>
    </style:style>
    <style:style style:name="gr8" style:family="graphic" style:parent-style-name="standard">
      <style:graphic-properties draw:fill="solid" draw:fill-color="#ffffff" draw:textarea-horizontal-align="center" draw:textarea-vertical-align="top" fo:wrap-option="wrap"/>
    </style:style>
    <style:style style:name="gr9" style:family="graphic" style:parent-style-name="standard">
      <style:graphic-properties draw:fill="solid" draw:fill-color="#ffff66" draw:textarea-horizontal-align="center" draw:textarea-vertical-align="middle" fo:wrap-option="wrap"/>
    </style:style>
    <style:style style:name="gr10" style:family="graphic" style:parent-style-name="standard">
      <style:graphic-properties draw:fill="solid" draw:fill-color="#9999ff" draw:textarea-horizontal-align="center" draw:textarea-vertical-align="middle" fo:wrap-option="wrap"/>
    </style:style>
    <style:style style:name="gr11" style:family="graphic" style:parent-style-name="standard">
      <style:graphic-properties draw:stroke="dash" draw:stroke-dash="Fine_20_Dashed" svg:stroke-width="0.106cm" svg:stroke-color="#6666ff" draw:marker-start-width="0.358cm" draw:marker-end-width="0.358cm" draw:fill="none" draw:fill-color="#ffff99" draw:textarea-horizontal-align="center" draw:textarea-vertical-align="middle" fo:padding-top="0.148cm" fo:padding-bottom="0.148cm" fo:padding-left="0.273cm" fo:padding-right="0.273cm" fo:wrap-option="wrap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_28_Default_29__20_Title_20_Master-notes">
      <style:graphic-properties draw:fill-color="#ffffff" draw:auto-grow-height="true" fo:min-height="12.573cm" fo:wrap-option="wrap"/>
    </style:style>
    <style:style style:name="P1" style:family="paragraph">
      <style:paragraph-properties fo:text-align="center" style:punctuation-wrap="simple" style:line-break="strict"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punctuation-wrap="simple" style:line-break="strict" style:writing-mode="lr-tb"/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9pt" style:font-size-asian="9pt" style:font-size-complex="9pt"/>
    </style:style>
    <style:style style:name="P6" style:family="paragraph">
      <style:paragraph-properties fo:text-align="center" style:punctuation-wrap="simple" style:line-break="strict" style:writing-mode="lr-tb"/>
      <style:text-properties fo:font-size="9pt"/>
    </style:style>
    <style:style style:name="P7" style:family="paragraph">
      <style:paragraph-properties fo:text-align="center" style:punctuation-wrap="simple" style:line-break="strict" style:writing-mode="lr-tb"/>
      <style:text-properties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text-align="start" style:punctuation-wrap="simple" style:line-break="strict" style:writing-mode="lr-tb"/>
      <style:text-properties fo:color="#6666ff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/>
    </style:style>
    <style:style style:name="P10" style:family="paragraph">
      <style:paragraph-properties style:punctuation-wrap="simple" style:line-break="strict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6666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1T0">
        <draw:rect draw:style-name="gr1" draw:text-style-name="P1" draw:layer="layout" svg:width="23.56cm" svg:height="17.78cm" svg:x="3.81cm" svg:y="1.905cm">
          <text:p/>
        </draw:rect>
        <draw:frame draw:style-name="gr2" draw:text-style-name="P3" draw:layer="layout" svg:width="4.445cm" svg:height="0.603cm" svg:x="4.946cm" svg:y="11.495cm">
          <draw:text-box>
            <text:p text:style-name="P2"><text:span text:style-name="T1">: minimum configuration</text:span></text:p>
          </draw:text-box>
        </draw:frame>
        <draw:connector draw:style-name="gr3" draw:text-style-name="P1" draw:layer="layout" draw:type="line" svg:x1="13.4cm" svg:y1="4.763cm" svg:x2="15.24cm" svg:y2="2.975cm" draw:start-shape="id1" draw:start-glue-point="1" draw:end-shape="id2" draw:end-glue-point="2" svg:d="M13400 4763l1840-1788" svg:viewBox="0 0 1841 1789">
          <text:p/>
        </draw:connector>
        <draw:rect draw:style-name="gr4" draw:text-style-name="P5" xml:id="id3" draw:id="id3" draw:layer="layout" svg:width="3.81cm" svg:height="0.636cm" svg:x="4.51cm" svg:y="6.985cm">
          <text:p text:style-name="P4"><text:span text:style-name="T1">Zuul</text:span></text:p>
        </draw:rect>
        <draw:rect draw:style-name="gr5" draw:text-style-name="P5" draw:layer="layout" svg:width="3.81cm" svg:height="0.635cm" svg:x="4.51cm" svg:y="7.621cm">
          <text:p text:style-name="P4"><text:span text:style-name="T1">Tomcat</text:span></text:p>
        </draw:rect>
        <draw:rect draw:style-name="gr5" draw:text-style-name="P5" draw:layer="layout" svg:width="3.81cm" svg:height="0.635cm" svg:x="4.51cm" svg:y="8.256cm">
          <text:p text:style-name="P4"><text:span text:style-name="T1">Oracle Java</text:span></text:p>
        </draw:rect>
        <draw:rect draw:style-name="gr5" draw:text-style-name="P5" draw:layer="layout" svg:width="3.81cm" svg:height="0.635cm" svg:x="4.51cm" svg:y="8.89cm">
          <text:p text:style-name="P4"><text:span text:style-name="T1">Ubuntu Linux</text:span></text:p>
        </draw:rect>
        <draw:rect draw:style-name="gr4" draw:text-style-name="P5" xml:id="id1" draw:id="id1" draw:layer="layout" svg:width="3.81cm" svg:height="0.636cm" svg:x="9.59cm" svg:y="4.445cm">
          <text:p text:style-name="P4"><text:span text:style-name="T1">Webapp</text:span></text:p>
        </draw:rect>
        <draw:rect draw:style-name="gr5" draw:text-style-name="P5" draw:layer="layout" svg:width="3.81cm" svg:height="1.269cm" svg:x="9.59cm" svg:y="5.081cm">
          <text:p text:style-name="P4"><text:span text:style-name="T1">Oracle Java + Tomcat</text:span></text:p>
          <text:p text:style-name="P4"><text:span text:style-name="T1">or</text:span></text:p>
          <text:p text:style-name="P4"><text:span text:style-name="T1">IBM Java + WLP</text:span></text:p>
        </draw:rect>
        <draw:rect draw:style-name="gr5" draw:text-style-name="P5" draw:layer="layout" svg:width="3.81cm" svg:height="0.635cm" svg:x="9.59cm" svg:y="6.35cm">
          <text:p text:style-name="P4"><text:span text:style-name="T1">Ubuntu Linux</text:span></text:p>
        </draw:rect>
        <draw:rect draw:style-name="gr4" draw:text-style-name="P5" xml:id="id4" draw:id="id4" draw:layer="layout" svg:width="3.81cm" svg:height="0.636cm" svg:x="9.59cm" svg:y="8.89cm">
          <text:p text:style-name="P4"><text:span text:style-name="T1">Webapp</text:span></text:p>
        </draw:rect>
        <draw:rect draw:style-name="gr5" draw:text-style-name="P5" draw:layer="layout" svg:width="3.81cm" svg:height="1.269cm" svg:x="9.59cm" svg:y="9.526cm">
          <text:p text:style-name="P4"><text:span text:style-name="T1">Oracle Java + Tomcat</text:span></text:p>
          <text:p text:style-name="P4"><text:span text:style-name="T1">or</text:span></text:p>
          <text:p text:style-name="P4"><text:span text:style-name="T1">IBM Java + WLP</text:span></text:p>
        </draw:rect>
        <draw:rect draw:style-name="gr5" draw:text-style-name="P5" draw:layer="layout" svg:width="3.81cm" svg:height="0.635cm" svg:x="9.59cm" svg:y="10.795cm">
          <text:p text:style-name="P4"><text:span text:style-name="T1">Ubuntu Linux</text:span></text:p>
        </draw:rect>
        <draw:rect draw:style-name="gr4" draw:text-style-name="P5" xml:id="id6" draw:id="id6" draw:layer="layout" svg:width="3.81cm" svg:height="0.636cm" svg:x="15.94cm" svg:y="8.89cm">
          <text:p text:style-name="P4"><text:span text:style-name="T1">Auth-service</text:span></text:p>
        </draw:rect>
        <draw:rect draw:style-name="gr5" draw:text-style-name="P5" draw:layer="layout" svg:width="3.81cm" svg:height="1.269cm" svg:x="15.94cm" svg:y="9.526cm">
          <text:p text:style-name="P4"><text:span text:style-name="T1">Oracle Java + Tomcat</text:span></text:p>
          <text:p text:style-name="P4"><text:span text:style-name="T1">or</text:span></text:p>
          <text:p text:style-name="P4"><text:span text:style-name="T1">IBM Java + WLP</text:span></text:p>
        </draw:rect>
        <draw:rect draw:style-name="gr5" draw:text-style-name="P5" draw:layer="layout" svg:width="3.81cm" svg:height="0.635cm" svg:x="15.94cm" svg:y="10.795cm">
          <text:p text:style-name="P4"><text:span text:style-name="T1">Ubuntu Linux</text:span></text:p>
        </draw:rect>
        <draw:rect draw:style-name="gr4" draw:text-style-name="P5" draw:layer="layout" svg:width="3.81cm" svg:height="0.636cm" svg:x="4.45cm" svg:y="13.335cm">
          <text:p text:style-name="P4"><text:span text:style-name="T1">Eureka</text:span></text:p>
        </draw:rect>
        <draw:rect draw:style-name="gr5" draw:text-style-name="P5" draw:layer="layout" svg:width="3.81cm" svg:height="0.635cm" svg:x="4.45cm" svg:y="13.971cm">
          <text:p text:style-name="P4"><text:span text:style-name="T1">Tomcat</text:span></text:p>
        </draw:rect>
        <draw:rect draw:style-name="gr5" draw:text-style-name="P5" draw:layer="layout" svg:width="3.81cm" svg:height="0.635cm" svg:x="4.45cm" svg:y="14.606cm">
          <text:p text:style-name="P4"><text:span text:style-name="T1">Oracle Java</text:span></text:p>
        </draw:rect>
        <draw:rect draw:style-name="gr5" draw:text-style-name="P5" draw:layer="layout" svg:width="3.81cm" svg:height="0.635cm" svg:x="4.45cm" svg:y="15.24cm">
          <text:p text:style-name="P4"><text:span text:style-name="T1">Ubuntu Linux</text:span></text:p>
        </draw:rect>
        <draw:rect draw:style-name="gr4" draw:text-style-name="P5" draw:layer="layout" svg:width="3.81cm" svg:height="0.636cm" svg:x="22.225cm" svg:y="14.604cm">
          <text:p text:style-name="P4"><text:span text:style-name="T1">SkyDNS</text:span></text:p>
        </draw:rect>
        <draw:rect draw:style-name="gr4" draw:text-style-name="P5" xml:id="id16" draw:id="id16" draw:layer="layout" svg:width="3.81cm" svg:height="0.636cm" svg:x="22.265cm" svg:y="15.909cm">
          <text:p text:style-name="P4"><text:span text:style-name="T1">SkyDock</text:span></text:p>
        </draw:rect>
        <draw:rect draw:style-name="gr5" draw:text-style-name="P5" xml:id="id7" draw:id="id7" draw:layer="layout" svg:width="3.81cm" svg:height="0.635cm" svg:x="22.29cm" svg:y="3.811cm">
          <text:p text:style-name="P4"><text:span text:style-name="T1">Cassandra</text:span></text:p>
        </draw:rect>
        <draw:rect draw:style-name="gr5" draw:text-style-name="P5" draw:layer="layout" svg:width="3.81cm" svg:height="0.635cm" svg:x="22.29cm" svg:y="4.446cm">
          <text:p text:style-name="P4"><text:span text:style-name="T1">Oracle Java</text:span></text:p>
        </draw:rect>
        <draw:rect draw:style-name="gr5" draw:text-style-name="P5" draw:layer="layout" svg:width="3.81cm" svg:height="0.635cm" svg:x="22.29cm" svg:y="5.08cm">
          <text:p text:style-name="P4"><text:span text:style-name="T1">Ubuntu Linux</text:span></text:p>
        </draw:rect>
        <draw:rect draw:style-name="gr5" draw:text-style-name="P5" xml:id="id8" draw:id="id8" draw:layer="layout" svg:width="3.81cm" svg:height="0.635cm" svg:x="22.29cm" svg:y="7.62cm">
          <text:p text:style-name="P4"><text:span text:style-name="T1">Cassandra</text:span></text:p>
        </draw:rect>
        <draw:rect draw:style-name="gr5" draw:text-style-name="P5" draw:layer="layout" svg:width="3.81cm" svg:height="0.635cm" svg:x="22.29cm" svg:y="8.255cm">
          <text:p text:style-name="P4"><text:span text:style-name="T1">Oracle Java</text:span></text:p>
        </draw:rect>
        <draw:rect draw:style-name="gr5" draw:text-style-name="P5" draw:layer="layout" svg:width="3.81cm" svg:height="0.635cm" svg:x="22.29cm" svg:y="8.889cm">
          <text:p text:style-name="P4"><text:span text:style-name="T1">Ubuntu Linux</text:span></text:p>
        </draw:rect>
        <draw:rect draw:style-name="gr5" draw:text-style-name="P5" xml:id="id9" draw:id="id9" draw:layer="layout" svg:width="3.81cm" svg:height="0.635cm" svg:x="22.29cm" svg:y="11.431cm">
          <text:p text:style-name="P4"><text:span text:style-name="T1">Cassandra</text:span></text:p>
        </draw:rect>
        <draw:rect draw:style-name="gr5" draw:text-style-name="P5" draw:layer="layout" svg:width="3.81cm" svg:height="0.635cm" svg:x="22.29cm" svg:y="12.066cm">
          <text:p text:style-name="P4"><text:span text:style-name="T1">Oracle Java</text:span></text:p>
        </draw:rect>
        <draw:rect draw:style-name="gr5" draw:text-style-name="P5" draw:layer="layout" svg:width="3.81cm" svg:height="0.635cm" svg:x="22.29cm" svg:y="12.7cm">
          <text:p text:style-name="P4"><text:span text:style-name="T1">Ubuntu Linux</text:span></text:p>
        </draw:rect>
        <draw:rect draw:style-name="gr5" draw:text-style-name="P5" xml:id="id10" draw:id="id10" draw:layer="layout" svg:width="3.81cm" svg:height="0.635cm" svg:x="18.11cm" svg:y="13.335cm">
          <text:p text:style-name="P4"><text:span text:style-name="T1">Loader</text:span></text:p>
        </draw:rect>
        <draw:rect draw:style-name="gr5" draw:text-style-name="P5" draw:layer="layout" svg:width="3.81cm" svg:height="0.635cm" svg:x="18.11cm" svg:y="13.97cm">
          <text:p text:style-name="P4"><text:span text:style-name="T1">Oracle Java</text:span></text:p>
        </draw:rect>
        <draw:rect draw:style-name="gr5" draw:text-style-name="P5" draw:layer="layout" svg:width="3.81cm" svg:height="0.635cm" svg:x="18.11cm" svg:y="14.604cm">
          <text:p text:style-name="P4"><text:span text:style-name="T1">Ubuntu Linux</text:span></text:p>
        </draw:rect>
        <draw:connector draw:style-name="gr3" draw:text-style-name="P1" draw:layer="layout" draw:type="line" svg:x1="8.32cm" svg:y1="7.303cm" svg:x2="9.59cm" svg:y2="4.763cm" draw:start-shape="id3" draw:start-glue-point="1" draw:end-shape="id1" draw:end-glue-point="3" svg:d="M8320 7303l1270-2540" svg:viewBox="0 0 1271 2541">
          <text:p/>
        </draw:connector>
        <draw:connector draw:style-name="gr3" draw:text-style-name="P1" draw:layer="layout" draw:type="line" svg:x1="8.32cm" svg:y1="7.303cm" svg:x2="9.59cm" svg:y2="9.208cm" draw:start-shape="id3" draw:start-glue-point="1" draw:end-shape="id4" draw:end-glue-point="3" svg:d="M8320 7303l1270 1905" svg:viewBox="0 0 1271 1906">
          <text:p/>
        </draw:connector>
        <draw:connector draw:style-name="gr3" draw:text-style-name="P1" draw:layer="layout" draw:type="line" svg:x1="13.4cm" svg:y1="4.763cm" svg:x2="15.94cm" svg:y2="4.763cm" draw:start-shape="id1" draw:start-glue-point="1" draw:end-shape="id5" draw:end-glue-point="3" svg:d="M13400 4763h2540" svg:viewBox="0 0 2541 1">
          <text:p/>
        </draw:connector>
        <draw:connector draw:style-name="gr3" draw:text-style-name="P1" draw:layer="layout" draw:type="line" svg:x1="13.4cm" svg:y1="9.208cm" svg:x2="15.94cm" svg:y2="4.763cm" draw:start-shape="id4" draw:start-glue-point="1" draw:end-shape="id5" draw:end-glue-point="3" svg:d="M13400 9208l2540-4445" svg:viewBox="0 0 2541 4446">
          <text:p/>
        </draw:connector>
        <draw:connector draw:style-name="gr3" draw:text-style-name="P1" draw:layer="layout" draw:type="line" svg:x1="13.4cm" svg:y1="9.208cm" svg:x2="15.94cm" svg:y2="9.208cm" draw:start-shape="id4" draw:start-glue-point="1" draw:end-shape="id6" draw:end-glue-point="3" svg:d="M13400 9208h2540" svg:viewBox="0 0 2541 1">
          <text:p/>
        </draw:connector>
        <draw:connector draw:style-name="gr3" draw:text-style-name="P1" draw:layer="layout" draw:type="line" svg:x1="19.75cm" svg:y1="4.763cm" svg:x2="22.29cm" svg:y2="4.128cm" draw:start-shape="id5" draw:start-glue-point="1" draw:end-shape="id7" draw:end-glue-point="3" svg:d="M19750 4763l2540-635" svg:viewBox="0 0 2541 636">
          <text:p/>
        </draw:connector>
        <draw:connector draw:style-name="gr3" draw:text-style-name="P1" draw:layer="layout" draw:type="line" svg:x1="19.75cm" svg:y1="4.763cm" svg:x2="22.29cm" svg:y2="7.937cm" draw:start-shape="id5" draw:start-glue-point="1" draw:end-shape="id8" draw:end-glue-point="3" svg:d="M19750 4763l2540 3174" svg:viewBox="0 0 2541 3175">
          <text:p/>
        </draw:connector>
        <draw:connector draw:style-name="gr3" draw:text-style-name="P1" draw:layer="layout" draw:type="line" svg:x1="19.75cm" svg:y1="4.763cm" svg:x2="22.29cm" svg:y2="11.748cm" draw:start-shape="id5" draw:start-glue-point="1" draw:end-shape="id9" draw:end-glue-point="3" svg:d="M19750 4763l2540 6985" svg:viewBox="0 0 2541 6986">
          <text:p/>
        </draw:connector>
        <draw:connector draw:style-name="gr3" draw:text-style-name="P1" draw:layer="layout" draw:type="line" svg:x1="19.75cm" svg:y1="9.208cm" svg:x2="22.29cm" svg:y2="4.128cm" draw:start-shape="id6" draw:start-glue-point="1" draw:end-shape="id7" draw:end-glue-point="3" svg:d="M19750 9208l2540-5080" svg:viewBox="0 0 2541 5081">
          <text:p/>
        </draw:connector>
        <draw:connector draw:style-name="gr3" draw:text-style-name="P1" draw:layer="layout" draw:type="line" svg:x1="19.75cm" svg:y1="9.208cm" svg:x2="22.29cm" svg:y2="7.937cm" draw:start-shape="id6" draw:start-glue-point="1" draw:end-shape="id8" draw:end-glue-point="3" svg:d="M19750 9208l2540-1271" svg:viewBox="0 0 2541 1272">
          <text:p/>
        </draw:connector>
        <draw:connector draw:style-name="gr3" draw:text-style-name="P1" draw:layer="layout" draw:type="line" svg:x1="19.75cm" svg:y1="9.208cm" svg:x2="22.29cm" svg:y2="11.748cm" draw:start-shape="id6" draw:start-glue-point="1" draw:end-shape="id9" draw:end-glue-point="3" svg:d="M19750 9208l2540 2540" svg:viewBox="0 0 2541 2541">
          <text:p/>
        </draw:connector>
        <draw:connector draw:style-name="gr3" draw:text-style-name="P1" draw:layer="layout" draw:type="line" svg:x1="21.92cm" svg:y1="13.652cm" svg:x2="22.29cm" svg:y2="4.128cm" draw:start-shape="id10" draw:start-glue-point="1" draw:end-shape="id7" draw:end-glue-point="3" svg:d="M21920 13652l370-9524" svg:viewBox="0 0 371 9525">
          <text:p/>
        </draw:connector>
        <draw:connector draw:style-name="gr3" draw:text-style-name="P1" draw:layer="layout" draw:type="line" svg:x1="21.92cm" svg:y1="13.652cm" svg:x2="22.29cm" svg:y2="7.937cm" draw:start-shape="id10" draw:start-glue-point="1" draw:end-shape="id8" draw:end-glue-point="3" svg:d="M21920 13652l370-5715" svg:viewBox="0 0 371 5716">
          <text:p/>
        </draw:connector>
        <draw:connector draw:style-name="gr3" draw:text-style-name="P1" draw:layer="layout" draw:type="line" svg:x1="21.92cm" svg:y1="13.652cm" svg:x2="22.29cm" svg:y2="11.748cm" draw:start-shape="id10" draw:start-glue-point="1" draw:end-shape="id9" svg:d="M21920 13652l370-1904" svg:viewBox="0 0 371 1905">
          <text:p/>
        </draw:connector>
        <draw:custom-shape draw:style-name="gr6" draw:text-style-name="P6" draw:layer="layout" svg:width="4.445cm" svg:height="0.935cm" svg:x="22.255cm" svg:y="2.24cm">
          <text:p text:style-name="P4"><text:span text:style-name="T2">“</text:span><text:span text:style-name="T2">cassandra1” is the seed nod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7" draw:text-style-name="P5" xml:id="id5" draw:id="id5" draw:layer="layout" svg:width="3.81cm" svg:height="0.636cm" svg:x="15.94cm" svg:y="4.445cm">
          <text:p text:style-name="P4"><text:span text:style-name="T1">Auth-service</text:span></text:p>
        </draw:rect>
        <draw:rect draw:style-name="gr8" draw:text-style-name="P5" draw:layer="layout" svg:width="3.81cm" svg:height="1.269cm" svg:x="15.94cm" svg:y="5.081cm">
          <text:p text:style-name="P4"><text:span text:style-name="T1">Oracle Java + Tomcat</text:span></text:p>
          <text:p text:style-name="P4"><text:span text:style-name="T1">or</text:span></text:p>
          <text:p text:style-name="P4"><text:span text:style-name="T1">IBM Java + WLP</text:span></text:p>
        </draw:rect>
        <draw:rect draw:style-name="gr8" draw:text-style-name="P5" draw:layer="layout" svg:width="3.81cm" svg:height="0.635cm" svg:x="15.94cm" svg:y="6.35cm">
          <text:p text:style-name="P4"><text:span text:style-name="T1">Ubuntu Linux</text:span></text:p>
        </draw:rect>
        <draw:frame draw:style-name="gr2" draw:text-style-name="P7" xml:id="id2" draw:id="id2" draw:layer="layout" svg:width="6.35cm" svg:height="0.607cm" svg:x="12.065cm" svg:y="2.368cm">
          <draw:text-box>
            <text:p text:style-name="P4"><text:span text:style-name="T3">To <text:s/>the Cassandra Cluster</text:span></text:p>
          </draw:text-box>
        </draw:frame>
        <draw:connector draw:style-name="gr3" draw:text-style-name="P1" draw:layer="layout" draw:type="line" svg:x1="13.4cm" svg:y1="9.208cm" svg:x2="15.24cm" svg:y2="2.975cm" draw:start-shape="id4" draw:start-glue-point="1" draw:end-shape="id2" draw:end-glue-point="2" svg:d="M13400 9208l1840-6233" svg:viewBox="0 0 1841 6234">
          <text:p/>
        </draw:connector>
        <draw:rect draw:style-name="gr7" draw:text-style-name="P5" xml:id="id11" draw:id="id11" draw:layer="layout" svg:width="2.54cm" svg:height="0.636cm" svg:x="0.635cm" svg:y="6.98cm">
          <text:p text:style-name="P4"><text:span text:style-name="T1">Web browser</text:span></text:p>
        </draw:rect>
        <draw:connector draw:style-name="gr3" draw:text-style-name="P1" draw:layer="layout" draw:type="line" svg:x1="3.175cm" svg:y1="7.298cm" svg:x2="4.51cm" svg:y2="7.303cm" draw:start-shape="id11" draw:start-glue-point="1" draw:end-shape="id3" draw:end-glue-point="3" svg:d="M3175 7298l1335 5" svg:viewBox="0 0 1336 6">
          <text:p/>
        </draw:connector>
        <draw:circle draw:style-name="gr9" draw:text-style-name="P6" draw:layer="layout" svg:width="0.635cm" svg:height="0.635cm" svg:x="4.445cm" svg:y="10.794cm">
          <text:p text:style-name="P4"><text:span text:style-name="T2">E</text:span></text:p>
        </draw:circle>
        <draw:frame draw:style-name="gr2" draw:text-style-name="P3" draw:layer="layout" svg:width="4.445cm" svg:height="0.603cm" svg:x="4.445cm" svg:y="10.794cm">
          <draw:text-box>
            <text:p text:style-name="P4"><text:span text:style-name="T1">: registered to Eureka</text:span></text:p>
          </draw:text-box>
        </draw:frame>
        <draw:circle draw:style-name="gr9" draw:text-style-name="P6" draw:layer="layout" svg:width="0.635cm" svg:height="0.635cm" svg:x="9.525cm" svg:y="4.06cm">
          <text:p text:style-name="P4"><text:span text:style-name="T2">E</text:span></text:p>
        </draw:circle>
        <draw:circle draw:style-name="gr9" draw:text-style-name="P6" draw:layer="layout" svg:width="0.635cm" svg:height="0.635cm" svg:x="9.626cm" svg:y="8.511cm">
          <text:p text:style-name="P4"><text:span text:style-name="T2">E</text:span></text:p>
        </draw:circle>
        <draw:circle draw:style-name="gr9" draw:text-style-name="P6" draw:layer="layout" svg:width="0.635cm" svg:height="0.635cm" svg:x="4.627cm" svg:y="6.631cm">
          <text:p text:style-name="P4"><text:span text:style-name="T2">E</text:span></text:p>
        </draw:circle>
        <draw:circle draw:style-name="gr9" draw:text-style-name="P6" draw:layer="layout" svg:width="0.635cm" svg:height="0.635cm" svg:x="15.728cm" svg:y="4.012cm">
          <text:p text:style-name="P4"><text:span text:style-name="T2">E</text:span></text:p>
        </draw:circle>
        <draw:circle draw:style-name="gr9" draw:text-style-name="P6" draw:layer="layout" svg:width="0.635cm" svg:height="0.635cm" svg:x="15.929cm" svg:y="8.514cm">
          <text:p text:style-name="P4"><text:span text:style-name="T2">E</text:span></text:p>
        </draw:circle>
        <draw:circle draw:style-name="gr10" draw:text-style-name="P6" draw:layer="layout" svg:width="0.635cm" svg:height="0.635cm" svg:x="4.446cm" svg:y="11.495cm">
          <text:p text:style-name="P4"><text:span text:style-name="T2">M</text:span></text:p>
        </draw:circle>
        <draw:circle draw:style-name="gr10" draw:text-style-name="P6" draw:layer="layout" svg:width="0.635cm" svg:height="0.635cm" svg:x="5.315cm" svg:y="6.631cm">
          <text:p text:style-name="P4"><text:span text:style-name="T2">M</text:span></text:p>
        </draw:circle>
        <draw:circle draw:style-name="gr10" draw:text-style-name="P6" draw:layer="layout" svg:width="0.635cm" svg:height="0.635cm" svg:x="10.26cm" svg:y="4.06cm">
          <text:p text:style-name="P4"><text:span text:style-name="T2">M</text:span></text:p>
        </draw:circle>
        <draw:circle draw:style-name="gr10" draw:text-style-name="P6" draw:layer="layout" svg:width="0.635cm" svg:height="0.635cm" svg:x="16.41cm" svg:y="4.012cm">
          <text:p text:style-name="P4"><text:span text:style-name="T2">M</text:span></text:p>
        </draw:circle>
        <draw:circle draw:style-name="gr10" draw:text-style-name="P6" draw:layer="layout" svg:width="0.635cm" svg:height="0.635cm" svg:x="25.3cm" svg:y="3.475cm">
          <text:p text:style-name="P4"><text:span text:style-name="T2">M</text:span></text:p>
        </draw:circle>
        <draw:circle draw:style-name="gr10" draw:text-style-name="P6" draw:layer="layout" svg:width="0.635cm" svg:height="0.635cm" svg:x="4.485cm" svg:y="13.035cm">
          <text:p text:style-name="P4"><text:span text:style-name="T2">M</text:span></text:p>
        </draw:circle>
        <draw:circle draw:style-name="gr10" draw:text-style-name="P6" draw:layer="layout" svg:width="0.635cm" svg:height="0.635cm" svg:x="22.26cm" svg:y="14.27cm">
          <text:p text:style-name="P4"><text:span text:style-name="T2">M</text:span></text:p>
        </draw:circle>
        <draw:circle draw:style-name="gr10" draw:text-style-name="P6" draw:layer="layout" svg:width="0.635cm" svg:height="0.635cm" svg:x="22.3cm" svg:y="15.575cm">
          <text:p text:style-name="P4"><text:span text:style-name="T2">M</text:span></text:p>
        </draw:circle>
        <draw:rect draw:style-name="gr4" draw:text-style-name="P5" xml:id="id15" draw:id="id15" draw:layer="layout" svg:width="3.81cm" svg:height="1.27cm" svg:x="13.335cm" svg:y="15.575cm">
          <text:p text:style-name="P4"><text:span text:style-name="T1">Microscaler, MongoDB,</text:span></text:p>
          <text:p text:style-name="P4"><text:span text:style-name="T1">Redis, gnatsd</text:span></text:p>
        </draw:rect>
        <draw:rect draw:style-name="gr5" draw:text-style-name="P5" draw:layer="layout" svg:width="3.81cm" svg:height="0.635cm" svg:x="13.335cm" svg:y="16.845cm">
          <text:p text:style-name="P4"><text:span text:style-name="T1">Ubuntu Linux</text:span></text:p>
        </draw:rect>
        <draw:circle draw:style-name="gr10" draw:text-style-name="P6" draw:layer="layout" svg:width="0.635cm" svg:height="0.635cm" svg:x="13.37cm" svg:y="15.24cm">
          <text:p text:style-name="P4"><text:span text:style-name="T2">M</text:span></text:p>
        </draw:circle>
        <draw:rect draw:style-name="gr11" draw:text-style-name="P1" draw:layer="layout" svg:width="5.715cm" svg:height="8.255cm" svg:x="8.89cm" svg:y="3.81cm">
          <text:p/>
        </draw:rect>
        <draw:frame draw:style-name="gr2" draw:text-style-name="P8" draw:layer="layout" svg:width="5.715cm" svg:height="0.738cm" svg:x="8.89cm" svg:y="3.107cm">
          <draw:text-box>
            <text:p text:style-name="P4"><text:span text:style-name="T4">ASG: acmeair_webapp</text:span></text:p>
          </draw:text-box>
        </draw:frame>
        <draw:rect draw:style-name="gr11" draw:text-style-name="P1" draw:layer="layout" svg:width="5.715cm" svg:height="8.255cm" svg:x="15.24cm" svg:y="3.878cm">
          <text:p/>
        </draw:rect>
        <draw:frame draw:style-name="gr2" draw:text-style-name="P8" draw:layer="layout" svg:width="6.35cm" svg:height="0.738cm" svg:x="14.94cm" svg:y="3.175cm">
          <draw:text-box>
            <text:p text:style-name="P4"><text:span text:style-name="T4">ASG: acmeair_auth_service</text:span></text:p>
          </draw:text-box>
        </draw:frame>
        <draw:rect draw:style-name="gr5" draw:text-style-name="P5" xml:id="id14" draw:id="id14" draw:layer="layout" svg:width="3.81cm" svg:height="0.635cm" svg:x="13.335cm" svg:y="13.335cm">
          <text:p text:style-name="P4"><text:span text:style-name="T1">Microscaler Agent</text:span></text:p>
        </draw:rect>
        <draw:rect draw:style-name="gr5" draw:text-style-name="P5" draw:layer="layout" svg:width="3.81cm" svg:height="0.635cm" svg:x="13.335cm" svg:y="13.97cm">
          <text:p text:style-name="P4"><text:span text:style-name="T1">Ubuntu Linux</text:span></text:p>
        </draw:rect>
        <draw:circle draw:style-name="gr10" draw:text-style-name="P6" draw:layer="layout" svg:width="0.635cm" svg:height="0.635cm" svg:x="13.235cm" svg:y="13.035cm">
          <text:p text:style-name="P4"><text:span text:style-name="T2">M</text:span></text:p>
        </draw:circle>
        <draw:rect draw:style-name="gr4" draw:text-style-name="P5" xml:id="id12" draw:id="id12" draw:layer="layout" svg:width="3.81cm" svg:height="0.636cm" svg:x="8.79cm" svg:y="13.335cm">
          <text:p text:style-name="P4"><text:span text:style-name="T1">Asgard</text:span></text:p>
        </draw:rect>
        <draw:rect draw:style-name="gr5" draw:text-style-name="P5" draw:layer="layout" svg:width="3.81cm" svg:height="0.635cm" svg:x="8.79cm" svg:y="13.971cm">
          <text:p text:style-name="P4"><text:span text:style-name="T1">Tomcat</text:span></text:p>
        </draw:rect>
        <draw:rect draw:style-name="gr5" draw:text-style-name="P5" draw:layer="layout" svg:width="3.81cm" svg:height="0.635cm" svg:x="8.79cm" svg:y="14.606cm">
          <text:p text:style-name="P4"><text:span text:style-name="T1">Oracle Java</text:span></text:p>
        </draw:rect>
        <draw:rect draw:style-name="gr5" draw:text-style-name="P5" draw:layer="layout" svg:width="3.81cm" svg:height="0.635cm" svg:x="8.79cm" svg:y="15.24cm">
          <text:p text:style-name="P4"><text:span text:style-name="T1">Ubuntu Linux</text:span></text:p>
        </draw:rect>
        <draw:circle draw:style-name="gr10" draw:text-style-name="P6" draw:layer="layout" svg:width="0.635cm" svg:height="0.635cm" svg:x="8.825cm" svg:y="13.035cm">
          <text:p text:style-name="P4"><text:span text:style-name="T2">M</text:span></text:p>
        </draw:circle>
        <draw:custom-shape draw:style-name="gr12" draw:text-style-name="P9" xml:id="id13" draw:id="id13" draw:layer="layout" svg:width="4.415cm" svg:height="0.635cm" svg:x="13.03cm" svg:y="18.415cm">
          <text:p text:style-name="P4"><text:span text:style-name="T2">Docker daem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svg:x1="12.6cm" svg:y1="13.653cm" svg:x2="13.03cm" svg:y2="18.732cm" draw:start-shape="id12" draw:start-glue-point="1" draw:end-shape="id13" draw:end-glue-point="3" svg:d="M12600 13653h530v2540h-631v2539h531" svg:viewBox="0 0 632 5080">
          <text:p/>
        </draw:connector>
        <draw:connector draw:style-name="gr13" draw:text-style-name="P4" draw:layer="layout" draw:line-skew="-0.195cm" svg:x1="17.145cm" svg:y1="13.652cm" svg:x2="17.445cm" svg:y2="18.732cm" draw:start-shape="id14" draw:start-glue-point="1" draw:end-shape="id13" svg:d="M17145 13652h635v5080h-335" svg:viewBox="0 0 636 5081">
          <text:p/>
        </draw:connector>
        <draw:connector draw:style-name="gr13" draw:text-style-name="P4" draw:layer="layout" draw:line-skew="0.44cm" svg:x1="17.145cm" svg:y1="16.21cm" svg:x2="17.445cm" svg:y2="18.732cm" draw:start-shape="id15" draw:start-glue-point="1" draw:end-shape="id13" draw:end-glue-point="1" svg:d="M17145 16210h1270v2522h-970" svg:viewBox="0 0 1271 2523">
          <text:p/>
        </draw:connector>
        <draw:connector draw:style-name="gr13" draw:text-style-name="P4" draw:layer="layout" svg:x1="22.265cm" svg:y1="16.227cm" svg:x2="17.445cm" svg:y2="18.732cm" draw:start-shape="id16" draw:start-glue-point="3" draw:end-shape="id13" draw:end-glue-point="1" svg:d="M22265 16227h-2410v2505h-2410" svg:viewBox="0 0 4821 2506">
          <text:p/>
        </draw:connector>
        <presentation:notes draw:style-name="dp2"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  <draw:page-thumbnail draw:style-name="gr14" draw:layer="layout" svg:width="13.968cm" svg:height="10.476cm" svg:x="3.81cm" svg:y="2.123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1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2" style:family="presentation" style:parent-style-name="_28_Default_29__20_Title_20_Master-backgroundobjects">
      <style:graphic-properties draw:stroke="none" draw:fill="none" draw:auto-grow-height="false" fo:min-height="1.397cm" fo:wrap-option="wrap"/>
    </style:style>
    <style:style style:name="Mpr3" style:family="presentation" style:parent-style-name="_28_Default_29__20_Title_20_Master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5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6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1">
      <draw:frame presentation:style-name="_28_Default_29__20_Title_20_Master-title" draw:layer="backgroundobjects" svg:width="23.848cm" svg:height="4.494cm" svg:x="2.075cm" svg:y="5.617cm" presentation:class="title" presentation:placeholder="true">
        <draw:text-box/>
      </draw:frame>
      <draw:frame presentation:style-name="_28_Default_29__20_Title_20_Master-subtitle" draw:layer="backgroundobjects" svg:width="19.631cm" svg:height="5.347cm" svg:x="4.183cm" svg:y="11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_28_Default_29__20_Title_20_Master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_28_Default_29__20_Title_20_Master-title" draw:layer="backgroundobjects" svg:width="13.968cm" svg:height="10.476cm" svg:x="3.81cm" svg:y="2.123cm" presentation:class="page"/>
        <draw:frame presentation:style-name="_28_Default_29__20_Title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_28_Default_29__20_Title_2f_Text_20_Master-title" draw:layer="backgroundobjects" svg:width="25.199cm" svg:height="3.506cm" svg:x="1.4cm" svg:y="0.837cm" presentation:class="title" presentation:placeholder="true">
        <draw:text-box/>
      </draw:frame>
      <draw:frame presentation:style-name="_28_Default_29__20_Title_2f_Text_20_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28_Default_29__20_Title_2f_Text_20_Master-title" draw:layer="backgroundobjects" svg:width="13.968cm" svg:height="10.476cm" svg:x="3.81cm" svg:y="2.123cm" presentation:class="page"/>
        <draw:frame presentation:style-name="_28_Default_29__20_Title_2f_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14:30:29.69</meta:creation-date>
    <dc:date>2014-06-03T13:47:30.892000000</dc:date>
    <meta:editing-duration>PT58M6S</meta:editing-duration>
    <meta:editing-cycles>7</meta:editing-cycles>
    <meta:generator>LibreOffice/4.2.4.2$Windows_x86 LibreOffice_project/63150712c6d317d27ce2db16eb94c2f3d7b699f8</meta:generator>
    <meta:document-statistic meta:object-count="126"/>
  </office:meta>
</office:document-meta>
</file>